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8:36:25.3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21T18:42:16.462000000</dc:date>
    <meta:editing-duration>PT34M7S</meta:editing-duration>
    <meta:editing-cycles>7</meta:editing-cycles>
    <meta:generator>LibreOffice/24.8.6.2$Windows_X86_64 LibreOffice_project/6d98ba145e9a8a39fc57bcc76981d1fb1316c60c</meta:generator>
    <meta:document-statistic meta:table-count="1" meta:cell-count="90" meta:object-count="0"/>
  </office:meta>
</office:document-meta>
</file>